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row table:style-name="ro1">
          <table:table-cell table:number-columns-repeated="36"/>
        </table:table-row>
        <table:table-row table:style-name="ro1"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number-columns-repeated="16"/>
        </table:table-row>
        <table:table-row table:style-name="ro1">
          <table:table-cell office:value-type="string">
            <text:p>+</text:p>
          </table:table-cell>
          <table:table-cell office:value-type="float" office:value="2">
            <text:p>2</text:p>
          </table:table-cell>
          <table:table-cell table:style-name="ce1"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17"/>
        </table:table-row>
        <table:table-row table:style-name="ro1"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table:style-name="ce1"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table:style-name="ce1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number-columns-repeated="18"/>
        </table:table-row>
        <table:table-row table:style-name="ro1">
          <table:table-cell office:value-type="string">
            <text:p>+</text:p>
          </table:table-cell>
          <table:table-cell office:value-type="float" office:value="5">
            <text:p>5</text:p>
          </table:table-cell>
          <table:table-cell table:style-name="ce1"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6"/>
        </table:table-row>
        <table:table-row table:style-name="ro1"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table:style-name="ce1"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string">
            <text:p>&gt;&gt;&gt;&gt;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 table:number-rows-repeated="19">
          <table:table-cell table:number-columns-repeated="36"/>
        </table:table-row>
        <table:table-row table:style-name="ro1">
          <table:table-cell office:value-type="string">
            <text:p>С завышенным фоном</text:p>
          </table:table-cell>
          <table:table-cell table:number-columns-repeated="3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style-name="ce1" office:value-type="float" office:value="183">
            <text:p>183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table:style-name="ce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style-name="ce1"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/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4">
            <text:p>184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98.5">
            <text:p>98,5</text:p>
          </table:table-cell>
          <table:table-cell/>
          <table:table-cell office:value-type="float" office:value="24">
            <text:p>24</text:p>
          </table:table-cell>
          <table:table-cell office:value-type="float" office:value="99.5">
            <text:p>99,5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/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/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style-name="ce1"/>
          <table:table-cell table:style-name="ce1"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/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97.6">
            <text:p>97,6</text:p>
          </table:table-cell>
          <table:table-cell/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/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table:style-name="ce2"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table:style-name="ce3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3" table:number-columns-repeated="4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27--&gt;22</text:p>
          </table:table-cell>
          <table:table-cell/>
          <table:table-cell office:value-type="string">
            <text:p>Нормальный фон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number-columns-repeated="4" table:style-name="ce2" office:value-type="string">
            <text:p>&gt;&gt;&gt;&gt;</text:p>
          </table:table-cell>
          <table:table-cell table:style-name="ce1"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80">
            <text:p>18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/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style-name="ce1" office:value-type="float" office:value="186">
            <text:p>186</text:p>
          </table:table-cell>
          <table:table-cell office:value-type="float" office:value="101.7">
            <text:p>101,7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style-name="ce1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style-name="ce1" office:value-type="float" office:value="175">
            <text:p>175</text:p>
          </table:table-cell>
          <table:table-cell office:value-type="float" office:value="99.6">
            <text:p>99,6</text:p>
          </table:table-cell>
          <table:table-cell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30">
            <text:p>30</text:p>
          </table:table-cell>
          <table:table-cell office:value-type="string">
            <text:p>&gt;&gt;&gt;&gt;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85">
            <text:p>185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/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style-name="ce1"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style-name="ce1"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0">
            <text:p>20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style-name="ce1"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103">
            <text:p>103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1" office:value-type="float" office:value="179">
            <text:p>179</text:p>
          </table:table-cell>
          <table:table-cell office:value-type="float" office:value="100.9">
            <text:p>100,9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74">
            <text:p>174</text:p>
          </table:table-cell>
          <table:table-cell office:value-type="float" office:value="98.6">
            <text:p>98,6</text:p>
          </table:table-cell>
          <table:table-cell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35"/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.05.2019</text:date>, <text:time>14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4:39.41</meta:creation-date>
    <dc:date>2019-05-02T14:53:58.03</dc:date>
    <meta:editing-duration>P8DT12H9M36S</meta:editing-duration>
    <meta:editing-cycles>47</meta:editing-cycles>
    <meta:generator>OpenOffice/4.1.4$Win32 OpenOffice.org_project/414m5$Build-9788</meta:generator>
    <meta:document-statistic meta:table-count="3" meta:cell-count="569" meta:object-count="0"/>
  </office:meta>
</office:document-meta>
</file>